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0.12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52in"/>
    </style:style>
    <style:style style:name="co6" style:family="table-column">
      <style:table-column-properties fo:break-before="auto" style:column-width="1.6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3398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46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318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307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329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3465a4" draw:marker-start="msArrowEnd_20_5" draw:marker-start-width="0.0827in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4.7244in" fo:min-height="0.684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table:number-columns-repeated="4"/>
          <table:table-cell table:style-name="ce7" office:value-type="string" calcext:value-type="string" table:number-columns-spanned="3" table:number-rows-spanned="1">
            <text:p>Saker som blir förbjudna på de olika nivåerna</text:p>
          </table:table-cell>
          <table:covered-table-cell table:number-columns-repeated="2" table:style-name="ce7"/>
        </table:table-row>
        <table:table-row table:style-name="ro1">
          <table:table-cell table:number-columns-repeated="3"/>
          <table:table-cell office:value-type="string" calcext:value-type="string">
            <text:p>Connections</text:p>
          </table:table-cell>
          <table:table-cell table:style-name="ce2" office:value-type="string" calcext:value-type="string">
            <text:p>Messages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Entities</text:p>
          </table:table-cell>
        </table:table-row>
        <table:table-row table:style-name="ro1">
          <table:table-cell table:number-columns-repeated="4"/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MemoryNormal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Allt är tillåtet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 table:number-columns-repeated="4"/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MemoryWarning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&lt; 25% kvar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Allt är tillåtet, men API:et visar applikationer och användare att “nu börjar det vara farligt”.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 table:number-columns-repeated="4"/>
          <table:table-cell table:style-name="ce4"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MemoryLow</text:p>
          </table:table-cell>
          <table:table-cell/>
          <table:table-cell table:style-name="ce5" office:value-type="string" calcext:value-type="string">
            <text:p>Open</text:p>
          </table:table-cell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Set new instance</text:p>
          </table:table-cell>
        </table:table-row>
        <table:table-row table:style-name="ro1">
          <table:table-cell/>
          <table:table-cell table:style-name="ce5" office:value-type="string" calcext:value-type="string">
            <text:p>&lt; 10 % free</text:p>
          </table:table-cell>
          <table:table-cell table:style-name="ce4"/>
          <table:table-cell table:number-columns-repeated="2"/>
          <table:table-cell office:value-type="string" calcext:value-type="string">
            <text:p>Register Pending</text:p>
          </table:table-cell>
          <table:table-cell office:value-type="string" calcext:value-type="string">
            <office:annotation office:display="true" draw:style-name="gr1" draw:text-style-name="P2" svg:width="4.3091in" svg:height="0.4185in" svg:x="8.0937in" svg:y="1.9236in" draw:caption-point-x="-0.6811in" draw:caption-point-y="0.2138in">
              <dc:creator>LH</dc:creator>
              <dc:date>2023-07-30T00:00:00</dc:date>
              <text:p text:style-name="P1">När registreringar är förbjudna så kommer man inte längre att göra några Set eller Deletes på persistensdata, dvs acceptera ghostar</text:p>
            </office:annotation>
            <text:p>Register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office:value-type="string" calcext:value-type="string">
            <text:p>Register Pending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xample reserved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office:annotation office:display="true" draw:style-name="gr2" draw:text-style-name="P2" svg:width="5.2291in" svg:height="0.5457in" svg:x="8.0622in" svg:y="2.6453in" draw:caption-point-x="-0.6496in" draw:caption-point-y="-0.1524in">
              <dc:creator>LH</dc:creator>
              <dc:date>2023-07-30T00:00:00</dc:date>
              <text:p text:style-name="P1">Det är inte uppenbart enkelt att särskilja mellan existerande och icke-existerande instanser, så enklast att bara förbjuda alltihopa…. Och det händer rätt mycket saker I det delade minnet vid injektioner.</text:p>
            </office:annotation>
            <text:p>Inject Entity (IEX)</text:p>
          </table:table-cell>
        </table:table-row>
        <table:table-row table:style-name="ro1">
          <table:table-cell table:style-name="ce3" office:value-type="currency" office:currency="MB" office:value="500" calcext:value-type="currency">
            <text:p>500 MB</text:p>
          </table:table-cell>
          <table:table-cell table:style-name="ce6" table:formula="of:=0.1*[.A16]" office:value-type="currency" office:currency="MB" office:value="50" calcext:value-type="currency">
            <text:p>50 MB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Subscribe Entity</text:p>
          </table:table-cell>
        </table:table-row>
        <table:table-row table:style-name="ro1">
          <table:table-cell table:style-name="ce3" office:value-type="currency" office:currency="MB" office:value="250" calcext:value-type="currency">
            <text:p>250 MB</text:p>
          </table:table-cell>
          <table:table-cell table:style-name="ce6" table:formula="of:=0.1*[.A17]" office:value-type="currency" office:currency="MB" office:value="25" calcext:value-type="currency">
            <text:p>25 MB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3" office:value-type="currency" office:currency="MB" office:value="50" calcext:value-type="currency">
            <text:p>50 MB</text:p>
          </table:table-cell>
          <table:table-cell table:style-name="ce6" table:formula="of:=0.1*[.A18]" office:value-type="currency" office:currency="MB" office:value="5" calcext:value-type="currency">
            <text:p>5 MB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4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emoryVeryLow</text:p>
          </table:table-cell>
          <table:table-cell/>
          <table:table-cell table:style-name="ce5" office:value-type="string" calcext:value-type="string">
            <text:p>Close</text:p>
          </table:table-cell>
          <table:table-cell/>
          <table:table-cell office:value-type="string" calcext:value-type="string">
            <text:p>Subscribe Registration</text:p>
          </table:table-cell>
          <table:table-cell office:value-type="string" calcext:value-type="string">
            <text:p>Update existing instance</text:p>
          </table:table-cell>
        </table:table-row>
        <table:table-row table:style-name="ro1">
          <table:table-cell/>
          <table:table-cell table:style-name="ce5" office:value-type="string" calcext:value-type="string">
            <text:p>&lt; 5 % free</text:p>
          </table:table-cell>
          <table:table-cell table:style-name="ce4" table:number-columns-repeated="2"/>
          <table:table-cell/>
          <table:table-cell table:style-name="ce5" office:value-type="string" calcext:value-type="string">
            <text:p>Unregister</text:p>
          </table:table-cell>
          <table:table-cell table:style-name="ce5" office:value-type="string" calcext:value-type="string">
            <text:p>Delete existing instance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office:value-type="string" calcext:value-type="string">
            <text:p>Inject Delete (IEX)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xample reserved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text:p>Subscribe Registration</text:p>
          </table:table-cell>
        </table:table-row>
        <table:table-row table:style-name="ro1">
          <table:table-cell table:style-name="ce3" office:value-type="currency" office:currency="MB" office:value="500" calcext:value-type="currency">
            <text:p>500 MB</text:p>
          </table:table-cell>
          <table:table-cell table:style-name="ce6" table:formula="of:=0.05*[.A27]" office:value-type="currency" office:currency="MB" office:value="25" calcext:value-type="currency">
            <text:p>25 MB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office:annotation office:display="true" draw:style-name="gr3" draw:text-style-name="P2" svg:width="4.361in" svg:height="0.3972in" svg:x="8.0311in" svg:y="3.7752in" draw:caption-point-x="-0.6185in" draw:caption-point-y="0.8508in">
              <dc:creator>LH</dc:creator>
              <dc:date>2023-07-30T00:00:00</dc:date>
              <text:p text:style-name="P1">Lite tveksam om den här, men medan man har en EntityProxy så är ett objekt låst I det delade minnet.</text:p>
            </office:annotation>
            <text:p>Read Entity</text:p>
          </table:table-cell>
        </table:table-row>
        <table:table-row table:style-name="ro1">
          <table:table-cell table:style-name="ce3" office:value-type="currency" office:currency="MB" office:value="250" calcext:value-type="currency">
            <text:p>250 MB</text:p>
          </table:table-cell>
          <table:table-cell table:style-name="ce6" table:formula="of:=0.05*[.A28]" office:value-type="currency" office:currency="MB" office:value="12.5" calcext:value-type="currency">
            <text:p>13 MB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office:annotation office:display="true" draw:style-name="gr4" draw:text-style-name="P2" svg:width="4.4343in" svg:height="0.3902in" svg:x="8.0311in" svg:y="4.3709in" draw:caption-point-x="-0.6185in" draw:caption-point-y="0.4331in">
              <dc:creator>LH</dc:creator>
              <dc:date>2023-07-30T00:00:00</dc:date>
              <text:p text:style-name="P1">Den här använder I själva verket EntityIterator under ytan för att räkna entiteterna.</text:p>
            </office:annotation>
            <text:p>GetNumberOfInstances</text:p>
          </table:table-cell>
        </table:table-row>
        <table:table-row table:style-name="ro1">
          <table:table-cell table:style-name="ce3" office:value-type="currency" office:currency="MB" office:value="50" calcext:value-type="currency">
            <text:p>50 MB</text:p>
          </table:table-cell>
          <table:table-cell table:style-name="ce6" table:formula="of:=0.05*[.A29]" office:value-type="currency" office:currency="MB" office:value="2.5" calcext:value-type="currency">
            <text:p>3 MB</text:p>
          </table:table-cell>
          <table:table-cell table:style-name="ce4" table:number-columns-repeated="2"/>
          <table:table-cell table:number-columns-repeated="2"/>
          <table:table-cell office:value-type="string" calcext:value-type="string">
            <office:annotation office:display="true" draw:style-name="gr5" draw:text-style-name="P2" svg:width="4.611in" svg:height="0.4087in" svg:x="8.0102in" svg:y="4.9354in" draw:caption-point-x="-0.5976in" draw:caption-point-y="0.0465in">
              <dc:creator>LH</dc:creator>
              <dc:date>2023-07-30T00:00:00</dc:date>
              <text:p text:style-name="P1">Medan man har en iterator så är en del saker I det delade minnet “låsta”, så att de inte går att avallokera.</text:p>
            </office:annotation>
            <text:p>EntityIterator</text:p>
          </table:table-cell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table:style-name="ce5" office:value-type="string" calcext:value-type="string">
            <office:annotation office:display="true" draw:style-name="gr6" draw:text-style-name="P2" svg:width="3.6598in" svg:height="0.763in" svg:x="7.9685in" svg:y="5.4583in" draw:caption-point-x="-0.5559in" draw:caption-point-y="-0.2988in">
              <dc:creator>LH</dc:creator>
              <dc:date>2023-07-30T00:00:00</dc:date>
              <text:p text:style-name="P1">Avregistreringar kan orsaka massor av deletes och även att nån annans pending kickar in.</text:p>
              <text:p text:style-name="P1">Å andra sidan så kan man inte förbjuda applikationer att krasha, och det blir ju en implicit unregister</text:p>
            </office:annotation>
            <text:p>Unregister</text:p>
          </table:table-cell>
        </table:table-row>
        <table:table-row table:style-name="ro1" table:number-rows-repeated="2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MemoryExtremelyLow</text:p>
          </table:table-cell>
          <table:table-cell table:number-columns-repeated="2"/>
          <table:table-cell table:style-name="ce1" office:value-type="string" calcext:value-type="string">
            <text:p>Subscribe</text:p>
          </table:table-cell>
          <table:table-cell office:value-type="string" calcext:value-type="string">
            <text:p>SendRequest</text:p>
          </table:table-cell>
          <table:table-cell office:value-type="string" calcext:value-type="string">
            <text:p>CreateRequest</text:p>
          </table:table-cell>
        </table:table-row>
        <table:table-row table:style-name="ro1">
          <table:table-cell/>
          <table:table-cell table:style-name="ce5" office:value-type="string" calcext:value-type="string">
            <text:p>&lt; 3 % free</text:p>
          </table:table-cell>
          <table:table-cell table:number-columns-repeated="2"/>
          <table:table-cell table:style-name="ce1" office:value-type="string" calcext:value-type="string">
            <text:p>Unsubscribe</text:p>
          </table:table-cell>
          <table:table-cell office:value-type="string" calcext:value-type="string">
            <text:p>Unsubscribe Registration</text:p>
          </table:table-cell>
          <table:table-cell office:value-type="string" calcext:value-type="string">
            <text:p>UpdateRequest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end</text:p>
          </table:table-cell>
          <table:table-cell office:value-type="string" calcext:value-type="string">
            <text:p>SendResponse</text:p>
          </table:table-cell>
          <table:table-cell office:value-type="string" calcext:value-type="string">
            <text:p>DeleteRequest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Example reserved</text:p>
          </table:table-cell>
          <table:table-cell table:number-columns-repeated="4"/>
          <table:table-cell office:value-type="string" calcext:value-type="string">
            <text:p>Unsubscribe Registration</text:p>
          </table:table-cell>
        </table:table-row>
        <table:table-row table:style-name="ro1">
          <table:table-cell table:style-name="ce3" office:value-type="currency" office:currency="MB" office:value="500" calcext:value-type="currency">
            <text:p>500 MB</text:p>
          </table:table-cell>
          <table:table-cell table:style-name="ce6" table:formula="of:=0.03*[.A37]" office:value-type="currency" office:currency="MB" office:value="15" calcext:value-type="currency">
            <text:p>15 MB</text:p>
          </table:table-cell>
          <table:table-cell table:number-columns-repeated="4"/>
          <table:table-cell office:value-type="string" calcext:value-type="string">
            <text:p>Unsubscribe Entity</text:p>
          </table:table-cell>
        </table:table-row>
        <table:table-row table:style-name="ro1">
          <table:table-cell table:style-name="ce3" office:value-type="currency" office:currency="MB" office:value="250" calcext:value-type="currency">
            <text:p>250 MB</text:p>
          </table:table-cell>
          <table:table-cell table:style-name="ce6" table:formula="of:=0.03*[.A38]" office:value-type="currency" office:currency="MB" office:value="7.5" calcext:value-type="currency">
            <text:p>8 MB</text:p>
          </table:table-cell>
          <table:table-cell table:number-columns-repeated="4"/>
          <table:table-cell office:value-type="string" calcext:value-type="string">
            <text:p>SendResponse</text:p>
          </table:table-cell>
        </table:table-row>
        <table:table-row table:style-name="ro1">
          <table:table-cell table:style-name="ce3" office:value-type="currency" office:currency="MB" office:value="50" calcext:value-type="currency">
            <text:p>50 MB</text:p>
          </table:table-cell>
          <table:table-cell table:style-name="ce6" table:formula="of:=0.03*[.A39]" office:value-type="currency" office:currency="MB" office:value="1.5" calcext:value-type="currency">
            <text:p>2 MB</text:p>
          </table:table-cell>
          <table:table-cell table:number-columns-repeated="5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">
      <number:number number:decimal-places="0" number:min-decimal-places="0" number:min-integer-digits="1"/>
      <number:text> </number:text>
      <number:currency-symbol>MB</number:currency-symbol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0:40:44</meta:creation-date>
    <meta:initial-creator>Lars Hagström</meta:initial-creator>
    <dc:language>en-US</dc:language>
    <dc:creator>Lars Hagström</dc:creator>
    <dc:date>2023-07-30T10:41:45</dc:date>
    <meta:editing-cycles>15</meta:editing-cycles>
    <meta:editing-duration>P21DT6H47M</meta:editing-duration>
    <meta:generator>LibreOffice/7.5.5.2$Linux_X86_64 LibreOffice_project/50$Build-2</meta:generator>
    <meta:document-statistic meta:table-count="1" meta:cell-count="71" meta:object-count="0"/>
    <meta:user-defined meta:name="AppVersion">15.0000</meta:user-defined>
  </office:meta>
</office:document-meta>
</file>